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" svg:font-family="Times"/>
    <style:font-face style:name="Trebuchet MS" svg:font-family="'Trebuchet MS'"/>
    <style:font-face style:name="Trebuchet MS1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2.752cm" style:rel-column-width="10922*"/>
    </style:style>
    <style:style style:name="Table1.F" style:family="table-column">
      <style:table-column-properties style:column-width="2.752cm" style:rel-column-width="1092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Trebuchet MS" fo:font-size="12pt"/>
    </style:style>
    <style:style style:name="P2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 fo:font-size="12pt"/>
    </style:style>
    <style:style style:name="P3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 fo:font-size="12pt" fo:background-color="#ffcc00"/>
    </style:style>
    <style:style style:name="P4" style:family="paragraph" style:parent-style-name="Standard">
      <style:paragraph-properties fo:text-align="end" style:justify-single-word="false"/>
      <style:text-properties style:font-name="Trebuchet MS" fo:font-size="12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2pt"/>
    </style:style>
    <style:style style:name="P6" style:family="paragraph" style:parent-style-name="Standard">
      <style:paragraph-properties>
        <style:tab-stops>
          <style:tab-stop style:position="3.122cm"/>
        </style:tab-stops>
      </style:paragraph-properties>
      <style:text-properties fo:color="#cc6699" style:font-name="Trebuchet MS" fo:font-size="16pt" fo:font-weight="bold"/>
    </style:style>
    <style:style style:name="P7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 fo:font-size="12pt" fo:font-weight="bold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2pt" fo:font-weight="bold"/>
    </style:style>
    <style:style style:name="P9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 fo:font-size="12pt" fo:font-weight="bold" fo:background-color="#00cc33"/>
    </style:style>
    <style:style style:name="P10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 fo:font-size="12pt"/>
    </style:style>
    <style:style style:name="P11" style:family="paragraph" style:parent-style-name="Standard">
      <style:paragraph-properties>
        <style:tab-stops>
          <style:tab-stop style:position="3.122cm"/>
        </style:tab-stops>
      </style:paragraph-properties>
      <style:text-properties style:font-name="Trebuchet MS" fo:font-size="12pt" fo:font-weight="normal" fo:background-color="#00cc33" style:font-weight-asian="normal" style:font-weight-complex="normal"/>
    </style:style>
    <style:style style:name="P12" style:family="paragraph" style:parent-style-name="Standard">
      <style:text-properties style:font-name="Trebuchet MS1" fo:font-size="11pt" fo:background-color="#cfe7f5" style:font-size-asian="11pt" style:font-size-complex="11pt"/>
    </style:style>
    <style:style style:name="P13" style:family="paragraph" style:parent-style-name="Standard">
      <style:text-properties fo:color="#808080" style:font-name="Trebuchet MS1" fo:font-size="11pt" fo:background-color="#cfe7f5" style:font-size-asian="11pt" style:font-size-complex="11pt"/>
    </style:style>
    <style:style style:name="P14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  <style:tab-stop style:position="3.122cm"/>
        </style:tab-stops>
      </style:paragraph-properties>
      <style:text-properties style:font-name="Trebuchet MS" fo:font-size="12pt"/>
    </style:style>
    <style:style style:name="P15" style:family="paragraph" style:parent-style-name="Standard" style:list-style-name="L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  <style:tab-stop style:position="3.122cm"/>
        </style:tab-stops>
      </style:paragraph-properties>
      <style:text-properties style:font-name="Trebuchet MS" fo:font-size="12pt"/>
    </style:style>
    <style:style style:name="P16" style:family="paragraph" style:parent-style-name="Standard" style:list-style-name="L3">
      <style:paragraph-properties fo:margin-left="1.27cm" fo:margin-right="0cm" fo:text-indent="-1.27cm" style:auto-text-indent="false">
        <style:tab-stops>
          <style:tab-stop style:position="0.388cm"/>
          <style:tab-stop style:position="1.27cm"/>
          <style:tab-stop style:position="3.122cm"/>
        </style:tab-stops>
      </style:paragraph-properties>
      <style:text-properties style:font-name="Trebuchet MS" fo:font-size="12pt"/>
    </style:style>
    <style:style style:name="P1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  <style:tab-stop style:position="3.122cm"/>
        </style:tab-stops>
      </style:paragraph-properties>
      <style:text-properties style:font-name="Trebuchet MS" fo:font-size="12pt" fo:background-color="#ffcc00"/>
    </style:style>
    <style:style style:name="P18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  <style:tab-stop style:position="3.122cm"/>
        </style:tab-stops>
      </style:paragraph-properties>
      <style:text-properties style:font-name="Trebuchet MS" fo:font-size="12pt" fo:background-color="#ffccff"/>
    </style:style>
    <style:style style:name="P1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  <style:tab-stop style:position="3.122cm"/>
        </style:tab-stops>
      </style:paragraph-properties>
      <style:text-properties style:font-name="Trebuchet MS" fo:font-size="12pt" fo:background-color="#ffccff"/>
    </style:style>
    <style:style style:name="P20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  <style:tab-stop style:position="3.122cm"/>
        </style:tab-stops>
      </style:paragraph-properties>
      <style:text-properties fo:color="#666666" style:text-line-through-style="solid" style:font-name="Trebuchet MS" fo:font-size="12pt" fo:background-color="#ffcc00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font-weight="bold" fo:background-color="#00cc33"/>
    </style:style>
    <style:style style:name="T4" style:family="text">
      <style:text-properties fo:font-weight="bold" fo:background-color="#00cc33" style:font-weight-asian="bold" style:font-weight-complex="bold"/>
    </style:style>
    <style:style style:name="T5" style:family="text">
      <style:text-properties fo:background-color="#ffcc00"/>
    </style:style>
    <style:style style:name="T6" style:family="text">
      <style:text-properties fo:font-style="italic"/>
    </style:style>
    <style:style style:name="T7" style:family="text">
      <style:text-properties fo:font-style="italic" style:text-underline-style="solid" style:text-underline-width="auto" style:text-underline-color="font-color"/>
    </style:style>
    <style:style style:name="T8" style:family="text">
      <style:text-properties fo:font-style="italic" style:text-underline-style="solid" style:text-underline-width="auto" style:text-underline-color="font-color" fo:background-color="transparent"/>
    </style:style>
    <style:style style:name="T9" style:family="text">
      <style:text-properties fo:font-style="italic" fo:background-color="transparen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background-color="transparent"/>
    </style:style>
    <style:style style:name="T12" style:family="text">
      <style:text-properties fo:color="#ff0000" fo:font-weight="bold" fo:background-color="transparent"/>
    </style:style>
    <style:style style:name="T13" style:family="text">
      <style:text-properties fo:color="#ff0000" style:text-underline-style="solid" style:text-underline-width="auto" style:text-underline-color="font-color" fo:font-weight="bold"/>
    </style:style>
    <style:style style:name="T14" style:family="text">
      <style:text-properties style:text-line-through-style="solid"/>
    </style:style>
    <style:style style:name="T15" style:family="text">
      <style:text-properties fo:background-color="#00cc33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bold" fo:background-color="#00cc33"/>
    </style:style>
    <style:style style:name="T18" style:family="text">
      <style:text-properties fo:language="ru" fo:country="RU" fo:font-weight="bold" fo:background-color="#00cc33" style:font-weight-asian="bold" style:font-weight-complex="bold"/>
    </style:style>
    <style:style style:name="T19" style:family="text">
      <style:text-properties fo:language="ru" fo:country="RU" fo:font-weight="normal" fo:background-color="#ff6600" style:font-weight-asian="normal" style:font-weight-complex="normal"/>
    </style:style>
    <style:style style:name="T20" style:family="text">
      <style:text-properties fo:language="ru" fo:country="RU" fo:font-weight="normal" fo:background-color="#00cc33" style:font-weight-asian="normal" style:font-weight-complex="normal"/>
    </style:style>
    <style:style style:name="T21" style:family="text">
      <style:text-properties fo:language="ru" fo:country="RU" fo:background-color="transparent"/>
    </style:style>
    <style:style style:name="T22" style:family="text">
      <style:text-properties fo:language="ru" fo:country="RU" fo:font-style="italic" style:text-underline-style="solid" style:text-underline-width="auto" style:text-underline-color="font-color" fo:background-color="transparent"/>
    </style:style>
    <style:style style:name="T23" style:family="text">
      <style:text-properties fo:language="ru" fo:country="RU" fo:font-style="italic" style:font-style-asian="italic" style:font-style-complex="italic"/>
    </style:style>
    <style:style style:name="T24" style:family="text">
      <style:text-properties fo:language="ru" fo:country="RU" fo:font-style="normal" style:text-underline-style="solid" style:text-underline-width="auto" style:text-underline-color="font-color" fo:background-color="transparent" style:font-style-asian="normal" style:font-style-complex="normal"/>
    </style:style>
    <style:style style:name="T25" style:family="text">
      <style:text-properties fo:language="ru" fo:country="RU" fo:font-style="normal" style:text-underline-style="none" fo:background-color="transparent" style:font-style-asian="normal" style:font-style-complex="normal"/>
    </style:style>
    <style:style style:name="T26" style:family="text">
      <style:text-properties fo:language="ru" fo:country="RU" fo:font-style="normal" style:text-underline-style="none" fo:background-color="#ffd320" style:font-style-asian="normal" style:font-style-complex="normal"/>
    </style:style>
    <style:style style:name="T27" style:family="text">
      <style:text-properties fo:language="ru" fo:country="RU" fo:font-style="normal" style:text-underline-style="none" style:font-style-asian="normal" style:font-style-complex="normal"/>
    </style:style>
    <style:style style:name="T28" style:family="text">
      <style:text-properties fo:language="ru" fo:country="RU" fo:background-color="#00cc33"/>
    </style:style>
    <style:style style:name="T29" style:family="text">
      <style:text-properties fo:language="ru" fo:country="RU" style:text-underline-style="non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fo:background-color="#00cc33" style:font-weight-asian="normal" style:font-weight-complex="normal"/>
    </style:style>
    <style:style style:name="T32" style:family="text">
      <style:text-properties fo:font-weight="normal" fo:background-color="transparent" style:font-weight-asian="normal" style:font-weight-complex="normal"/>
    </style:style>
    <style:style style:name="T33" style:family="text">
      <style:text-properties style:font-name="Trebuchet MS" fo:font-size="12pt" fo:language="ru" fo:country="RU" fo:font-style="italic" style:text-underline-style="solid" style:text-underline-width="auto" style:text-underline-color="font-color" fo:background-color="transparent"/>
    </style:style>
    <style:style style:name="T34" style:family="text">
      <style:text-properties style:font-name="Trebuchet MS" fo:font-size="12pt" fo:language="ru" fo:country="RU" fo:font-style="normal" style:text-underline-style="none" fo:background-color="transparent" style:font-style-asian="normal" style:font-style-complex="normal"/>
    </style:style>
    <style:style style:name="T35" style:family="text">
      <style:text-properties style:font-name="Trebuchet MS" fo:font-size="12pt" fo:language="ru" fo:country="RU" fo:font-style="normal" style:text-underline-style="none" fo:background-color="#ffd320" style:font-style-asian="normal" style:font-style-complex="normal"/>
    </style:style>
    <style:style style:name="T36" style:family="text">
      <style:text-properties style:font-name="Trebuchet MS" fo:font-size="11pt" fo:language="ru" fo:country="RU" fo:font-style="italic" style:text-underline-style="none" fo:background-color="#cfe7f5" style:font-size-asian="11pt" style:font-style-asian="italic" style:font-size-complex="11pt" style:font-style-complex="italic"/>
    </style:style>
    <style:style style:name="T37" style:family="text">
      <style:text-properties style:font-name="Trebuchet MS" fo:font-size="11pt" fo:language="ru" fo:country="RU" fo:font-style="italic" style:text-underline-style="none" fo:font-weight="bold" fo:background-color="#cfe7f5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color="#666666" style:text-line-through-style="solid" fo:font-weight="normal" fo:background-color="#00cc33" style:font-weight-asian="normal" style:font-weight-complex="normal"/>
    </style:style>
    <style:style style:name="T39" style:family="text">
      <style:text-properties fo:color="#808080" fo:language="ru" fo:country="RU"/>
    </style:style>
    <style:style style:name="T40" style:family="text">
      <style:text-properties fo:color="#808080" fo:language="ru" fo:country="RU" fo:font-style="italic" style:font-style-asian="italic" style:font-style-complex="italic"/>
    </style:style>
    <style:style style:name="T41" style:family="text">
      <style:text-properties fo:language="en" fo:country="US"/>
    </style:style>
    <style:style style:name="T42" style:family="text">
      <style:text-properties fo:language="en" fo:country="US" fo:background-color="transparent"/>
    </style:style>
    <style:style style:name="T43" style:family="text">
      <style:text-properties fo:language="en" fo:country="US" fo:background-color="#00cc33"/>
    </style:style>
    <style:style style:name="T44" style:family="text">
      <style:text-properties fo:color="#ff3333" fo:language="ru" fo:country="RU" fo:font-weight="bold" fo:background-color="transparent" style:font-weight-asian="bold" style:font-weight-complex="bold"/>
    </style:style>
    <style:style style:name="T45" style:family="text">
      <style:text-properties fo:color="#ff3333" fo:language="en" fo:country="US" fo:font-weight="bold" fo:background-color="transparent" style:font-weight-asian="bold" style:font-weight-complex="bold"/>
    </style:style>
    <style:style style:name="T46" style:family="text">
      <style:text-properties fo:background-color="#ffd320"/>
    </style:style>
    <style:style style:name="T47" style:family="text">
      <style:text-properties fo:font-style="normal" style:text-underline-style="solid" style:text-underline-width="auto" style:text-underline-color="font-color" fo:background-color="transparent" style:font-style-asian="normal" style:font-style-complex="normal"/>
    </style:style>
    <style:style style:name="T48" style:family="text">
      <style:text-properties fo:font-style="normal" style:text-underline-style="none" fo:background-color="transparent" style:font-style-asian="normal" style:font-style-complex="normal"/>
    </style:style>
    <style:style style:name="T49" style:family="text">
      <style:text-properties fo:font-size="11pt" fo:language="ru" fo:country="RU" fo:font-style="normal" style:text-underline-style="none" fo:background-color="transparent" style:font-size-asian="11pt" style:font-style-asian="normal" style:font-size-complex="11pt" style:font-style-complex="normal"/>
    </style:style>
    <style:style style:name="T50" style:family="text">
      <style:text-properties fo:font-size="11pt" fo:language="ru" fo:country="RU" fo:font-style="italic" style:text-underline-style="none" fo:background-color="transparent" style:font-size-asian="11pt" style:font-style-asian="italic" style:font-size-complex="11pt" style:font-style-complex="italic"/>
    </style:style>
    <style:style style:name="T51" style:family="text">
      <style:text-properties fo:font-size="11pt" fo:language="ru" fo:country="RU" fo:font-style="italic" style:text-underline-style="none" fo:background-color="#cfe7f5" style:font-size-asian="11pt" style:font-style-asian="italic" style:font-size-complex="11pt" style:font-style-complex="italic"/>
    </style:style>
    <style:style style:name="T52" style:family="text">
      <style:text-properties style:font-name="Trebuchet MS1" fo:language="ru" fo:country="RU"/>
    </style:style>
    <style:style style:name="T53" style:family="text">
      <style:text-properties style:font-name="Trebuchet MS1" fo:font-size="11pt" fo:language="ru" fo:country="RU" style:font-size-asian="11pt" style:font-size-complex="11pt"/>
    </style:style>
    <style:style style:name="T54" style:family="text">
      <style:text-properties style:font-name="Trebuchet MS1" fo:font-size="11pt" fo:language="ru" fo:country="RU" fo:background-color="#cfe7f5" style:font-size-asian="11pt" style:font-size-complex="11pt"/>
    </style:style>
    <style:style style:name="T55" style:family="text">
      <style:text-properties style:font-name="Trebuchet MS1" fo:font-size="11pt" fo:language="ru" fo:country="RU" fo:font-weight="bold" fo:background-color="#cfe7f5" style:font-size-asian="11pt" style:font-weight-asian="bold" style:font-size-complex="11pt" style:font-weight-complex="bol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⁃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КАТАЛОГ ТОВАРОВ</text:p>
      <text:p text:style-name="P2"/>
      <text:p text:style-name="P2">Каталог товаров состоит из <text:span text:style-name="T1">категорий</text:span> и <text:span text:style-name="T1">товаров.</text:span></text:p>
      <text:p text:style-name="P2"/>
      <text:p text:style-name="P2"><text:span text:style-name="T1">Категории</text:span>:</text:p>
      <text:list xml:id="list4981103289203760957" text:style-name="L1">
        <text:list-item>
          <text:p text:style-name="P14">Вложенных (многоуровневых) категорий нету и не будет; <text:s/>- <text:span text:style-name="T31">не будет</text:span><text:span text:style-name="T30"> </text:span></text:p>
        </text:list-item>
        <text:list-item>
          <text:p text:style-name="P14">Список категорий в левостороннем меню, выводятся в алфавитном порядке (см <text:a xlink:type="simple" xlink:href="http://cl.ly/image/2f3Z2K1I2H3G/o" text:style-name="Internet_20_link" text:visited-style-name="Visited_20_Internet_20_Link">index</text:a> и <text:a xlink:type="simple" xlink:href="http://cl.ly/image/2m0l3Y3q2Z3y/o" text:style-name="Internet_20_link" text:visited-style-name="Visited_20_Internet_20_Link">catalog</text:a> и другие), <text:span text:style-name="T5">если нет указать как именно</text:span>; <text:span text:style-name="T20">Сложно</text:span><text:span text:style-name="T31"> сделать так, чтобы его можно было задавать вручную?</text:span><text:span text:style-name="T3"><text:line-break/></text:span><text:span text:style-name="T19">Не сложно, можно будет добавить после запуска.</text:span></text:p>
        </text:list-item>
        <text:list-item>
          <text:p text:style-name="P14">Действия над категориями: <text:span text:style-name="T6">добавить новую</text:span>/<text:span text:style-name="T6">редактировать</text:span>/скрыть (временно не отображать на сайте, также будут скрыты все товары этой категории)/<text:span text:style-name="T6">удалить</text:span> (вместе с ней будут удалены все товары этой категории); <text:span text:style-name="T31">- Да</text:span></text:p>
        </text:list-item>
        <text:list-item>
          <text:p text:style-name="P14">При создании новой категории в панели управления она по умолчанию скрыта от посетителей сайта, поскольку она еще не содержит товаров а значит отображать ее пока не нужно; <text:span text:style-name="T31">- да</text:span></text:p>
        </text:list-item>
        <text:list-item>
          <text:p text:style-name="P14">Категория содержит один и больше товаров; <text:span text:style-name="T31">- да</text:span></text:p>
        </text:list-item>
      </text:list>
      <text:p text:style-name="P2"/>
      <text:p text:style-name="P2">На странице <text:a xlink:type="simple" xlink:href="http://cl.ly/image/2m0l3Y3q2Z3y/o" text:style-name="Internet_20_link" text:visited-style-name="Visited_20_Internet_20_Link">catalog</text:a>, если пользователь просматривает товары определенной категории, например «СВИТШОТЫ», товары этой категории выводятся в порядке убывания, по дате внесения товара на сайт. Т.е всегда отображаем самые «свежие» товары. Например:<text:line-break/></text:p>
      <text:list xml:id="list5574184894527678587" text:style-name="L2">
        <text:list-item>
          <text:p text:style-name="P15">Свитер Mood in Stripes (добавлен на сайт 10.05.2014)</text:p>
        </text:list-item>
        <text:list-item>
          <text:p text:style-name="P15">Свитер волшебного цвета ультрамарин (добавлен 08.05.2014 — на два дня позже)</text:p>
        </text:list-item>
        <text:list-item>
          <text:p text:style-name="P15">Кардиган тонкой вязки (добавлен 05.05.2014)</text:p>
        </text:list-item>
      </text:list>
      <text:p text:style-name="P2"/>
      <text:p text:style-name="P2">Это оптимальная схема отображения товара (imho), поскольку людей интересуют новинки. <text:span text:style-name="T5">Если нет, укажите другой способ отображения товара для определенной категории</text:span>. <text:span text:style-name="T31">- Да</text:span></text:p>
      <text:p text:style-name="P2"/>
      <text:p text:style-name="P3">По каким критериям отображать товар на странице <text:s/><text:a xlink:type="simple" xlink:href="http://cl.ly/image/2m0l3Y3q2Z3y/o" text:style-name="Internet_20_link" text:visited-style-name="Visited_20_Internet_20_Link"><text:span text:style-name="T11">catalog</text:span></text:a>, если пользователь еще не выбрал определенную категорию? <text:s/><text:span text:style-name="T31">А мы делаем отдельную страницу «каталог»? Если делаем то хорошо бы по популярности или новизне.</text:span><text:span text:style-name="T32"> </text:span></text:p>
      <text:p text:style-name="P2"/>
      <text:p text:style-name="P3">Сколько товаров отображать по умолчанию?</text:p>
      <text:p text:style-name="P11">9 <text:s/>(8 маленьких и 1 большой)</text:p>
      <text:p text:style-name="P3">Будет ли постраничная разбивка (в дизайне ее нету, если будет нужно дорисовать) или будет динамическая догрузка товаров ajax-ом при прокрутке страницы вниз (как в twitter), если догрузка товаров — то в каком количестве?</text:p>
      <text:p text:style-name="P11">Ассортимент совсем небольшой. Больше 6-8 товаров в категории в ближайшее время не будет. Можно отображать все или подгружать аяксом</text:p>
      <text:p text:style-name="P2"/>
      <text:p text:style-name="P7">Товары.</text:p>
      <text:p text:style-name="P2">Свойства товара:</text:p>
      <text:list xml:id="list21648670" text:style-name="L1">
        <text:list-item>
          <text:p text:style-name="P14"><text:span text:style-name="T7">Название</text:span> (см. <text:a xlink:type="simple" xlink:href="http://cl.ly/image/0X2k1T2m1V0h/o" text:style-name="Internet_20_link" text:visited-style-name="Visited_20_Internet_20_Link">card</text:a>);</text:p>
        </text:list-item>
        <text:list-item>
          <text:p text:style-name="P14"><text:span text:style-name="T10">[27.05.2014 10:15:36] Pride Studio</text:span>:<text:line-break/><text:span text:style-name="T46">1) некоторые товары выделены желтым. Почему?<text:line-break/></text:span><text:span text:style-name="T15">Аня пишет "то выделено желтым- это те категории, что мне надо </text:span><text:soft-page-break/><text:span text:style-name="T15">будет уточнить в магазине."</text:span><text:line-break/><text:span text:style-name="T46">2) в файле перечисляется количество товаров. Но на сайте в макете этого нету. Это чисто для админки? Чтобы можно было вести учет товаров?</text:span><text:line-break/><text:span text:style-name="T10">[27.05.2014 10:15:56] Mazitov Evgeny</text:span>: 2) <text:span text:style-name="T31">Да, </text:span><text:span text:style-name="T20">конечно. Т.е. если товар заканчивается в админке, то будет показывать "нет в наличии". У них есть офлайн точка.<text:line-break/><text:line-break/></text:span><text:span text:style-name="T19">значит в админке, для удобства, <text:s/>нужно будет сделать отедльный раздел, например Dashboard, в котором выводить товар, который заканчивается</text:span></text:p>
          <text:p text:style-name="P14"/>
        </text:list-item>
        <text:list-item>
          <text:p text:style-name="P17"><text:span text:style-name="T8">Описание</text:span><text:span text:style-name="T11"> (см. </text:span><text:a xlink:type="simple" xlink:href="http://cl.ly/image/0X2k1T2m1V0h/o" text:style-name="Internet_20_link" text:visited-style-name="Visited_20_Internet_20_Link"><text:span text:style-name="T11">card</text:span></text:a><text:span text:style-name="T11">) </text:span>Какова максимальная длинна (к-во символов)? Что делать если длина описания превышает это максимальное к-во символов и это нарушает дизайн, поскольку другие характеристики товара нужно подвинуть ниже, за нижний край основной фотографии? Автоматически обрезать строку, поставив в конце … если длина описания превышает макс. к-во символов тоже не выход?<text:span text:style-name="T2"> </text:span><text:span text:style-name="T3">- 30 символов. Это не должно нарушать дизайн. </text:span></text:p>
        </text:list-item>
        <text:list-item>
          <text:p text:style-name="P14"><text:span text:style-name="T7">Подробная информация</text:span>. <text:span text:style-name="T5">Аналогичный вопрос с превышением максимального количества символов? </text:span><text:span text:style-name="T38">Не будем делать 2 блока «описание» и «подробная инфомация». Оставим только описание и размер ограничим 200 символов. </text:span></text:p>
        </text:list-item>
        <text:list-item>
          <text:p text:style-name="P17"><text:span text:style-name="T8">Фотографии</text:span><text:span text:style-name="T11">. <text:s/></text:span>К-во фотографий для товара фиксированное, 5 штук? При внесении товара в админке есть возможность выбрать (или позже изменить) какая фотография будет титульной? Титульная фотография также будет отображаться в списке товаров на странице <text:s/><text:a xlink:type="simple" xlink:href="http://cl.ly/image/2m0l3Y3q2Z3y/o" text:style-name="Internet_20_link" text:visited-style-name="Visited_20_Internet_20_Link">catalog</text:a>, верно?<text:span text:style-name="T3"> - 5 или менее. Верно.</text:span></text:p>
        </text:list-item>
        <text:list-item>
          <text:p text:style-name="P17"><text:span text:style-name="T8">Доступные размеры</text:span><text:span text:style-name="T11">. </text:span><text:span text:style-name="T12">ВАЖНО*</text:span><text:span text:style-name="T11">: </text:span>мне нужен полный список таблицы размеров. Если каждая группа товара, например «Жакеты», «Платья», «Футболки» и др. имеет <text:span text:style-name="T13">отличающиеся</text:span> таблицы размеров, - то они мне нужны все, сгруппированные по каждой группе (категории) товара, см. таблицу ниже.<text:line-break/><text:span text:style-name="T3">Сделаем</text:span></text:p>
        </text:list-item>
      </text:list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СВИТШОТЫ</text:p>
          </table:table-cell>
          <table:table-cell table:style-name="Table1.A1" office:value-type="string">
            <text:p text:style-name="P8">XS</text:p>
          </table:table-cell>
          <table:table-cell table:style-name="Table1.A1" office:value-type="string">
            <text:p text:style-name="P8">S</text:p>
          </table:table-cell>
          <table:table-cell table:style-name="Table1.A1" office:value-type="string">
            <text:p text:style-name="P8">M</text:p>
          </table:table-cell>
          <table:table-cell table:style-name="Table1.A1" office:value-type="string">
            <text:p text:style-name="P8">L</text:p>
          </table:table-cell>
          <table:table-cell table:style-name="Table1.A1" office:value-type="string">
            <text:p text:style-name="P8">XL</text:p>
          </table:table-cell>
        </table:table-row>
        <table:table-row>
          <table:table-cell table:style-name="Table1.A1" office:value-type="string">
            <text:p text:style-name="P4">ПЛАТЬЯ</text:p>
          </table:table-cell>
          <table:table-cell table:style-name="Table1.A1" office:value-type="string">
            <text:p text:style-name="P8">42</text:p>
          </table:table-cell>
          <table:table-cell table:style-name="Table1.A1" office:value-type="string">
            <text:p text:style-name="P8">46</text:p>
          </table:table-cell>
          <table:table-cell table:style-name="Table1.A1" office:value-type="string">
            <text:p text:style-name="P8">46-48</text:p>
          </table:table-cell>
          <table:table-cell table:style-name="Table1.A1" office:value-type="string">
            <text:p text:style-name="P8">50</text:p>
          </table:table-cell>
          <table:table-cell table:style-name="Table1.A1" office:value-type="string">
            <text:p text:style-name="P8">50-52</text:p>
          </table:table-cell>
        </table:table-row>
        <table:table-row>
          <table:table-cell table:style-name="Table1.A1" office:value-type="string">
            <text:p text:style-name="P4">ФУТБОЛКИ</text:p>
          </table:table-cell>
          <table:table-cell table:style-name="Table1.A1" office:value-type="string">
            <text:p text:style-name="P8">XS</text:p>
          </table:table-cell>
          <table:table-cell table:style-name="Table1.A1" office:value-type="string">
            <text:p text:style-name="P8">S</text:p>
          </table:table-cell>
          <table:table-cell table:style-name="Table1.A1" office:value-type="string">
            <text:p text:style-name="P8">M</text:p>
          </table:table-cell>
          <table:table-cell table:style-name="Table1.A1" office:value-type="string">
            <text:p text:style-name="P8">L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1">...</text:p>
          </table:table-cell>
          <table:table-cell table:style-name="Table1.A1" office:value-type="string">
            <text:p text:style-name="P8">...</text:p>
          </table:table-cell>
          <table:table-cell table:style-name="Table1.A1" office:value-type="string">
            <text:p text:style-name="P8">...</text:p>
          </table:table-cell>
          <table:table-cell table:style-name="Table1.A1" office:value-type="string">
            <text:p text:style-name="P8">...</text:p>
          </table:table-cell>
          <table:table-cell table:style-name="Table1.A1" office:value-type="string">
            <text:p text:style-name="P8">...</text:p>
          </table:table-cell>
          <table:table-cell table:style-name="Table1.A1" office:value-type="string">
            <text:p text:style-name="P5">...</text:p>
          </table:table-cell>
        </table:table-row>
      </table:table>
      <text:p text:style-name="Standard"><text:span text:style-name="T33">Принт</text:span><text:span text:style-name="T34">. </text:span><text:span text:style-name="T35">У нас есть разные цвета и разные принты. Это я так понимаю надо будет сделать соответствие в админке каждому типу? и чтобы можно было расширять эти цвета? и каждому принту и цвету задавать определенный рисунок?<text:line-break/><text:line-break/></text:span><text:span text:style-name="T54">«Вроде как </text:span><text:span text:style-name="T55">РЕШИЛИ ТАК</text:span><text:span text:style-name="T54">:</text:span></text:p>
      <text:p text:style-name="P12"><text:span text:style-name="T16"/></text:p>
      <text:p text:style-name="P12"><text:span text:style-name="T16">- Если есть одинаковы модели юбок с узорами и однатонная = это разные карточки <text:s/>товара</text:span></text:p>
      <text:p text:style-name="P12"><text:span text:style-name="T16">- Узор в кружке не показываем часть картинки. Он как в макете состоит из бэкграунда и полосок. Они будут вписывать номер цвета 2 <text:s/>раза. Если товар одноцветный, то можно вписать 2 раза один цвет.</text:span></text:p>
      <text:p text:style-name="P12"><text:span text:style-name="T40">[27.05.2014 11:05:42] Mazitov Evgeny</text:span><text:span text:style-name="T16">: Ясно написал?</text:span></text:p>
      <text:p text:style-name="P12"><text:soft-page-break/><text:span text:style-name="T40">[27.05.2014 11:06:26] andronati</text:span><text:span text:style-name="T39">:</text:span><text:span text:style-name="T16"> ммм</text:span></text:p>
      <text:p text:style-name="P12"><text:span text:style-name="T40">[27.05.2014 11:06:44] Mazitov Evgeny</text:span><text:span text:style-name="T39">:</text:span><text:span text:style-name="T16"> Ммм?)</text:span></text:p>
      <text:p text:style-name="P12"><text:span text:style-name="T40">[27.05.2014 11:06:50] andronati</text:span><text:span text:style-name="T39">:</text:span><text:span text:style-name="T16"> скажу почему</text:span></text:p>
      <text:p text:style-name="P13"><text:span text:style-name="T23">[27.05.2014 11:09:52] andronati</text:span><text:span text:style-name="T16">: </text:span></text:p>
      <text:p text:style-name="P12"><text:span text:style-name="T16">1. если есть одинаковые модели юбок с узорами и однотонная, - то это разные карточки товара. </text:span></text:p>
      <text:p text:style-name="P12"><text:span text:style-name="T16">----</text:span></text:p>
      <text:p text:style-name="P12"><text:span text:style-name="T16">В таком случае нужно ввести понятие Артикул товара. Допустим у нас есть товар "Юбка 1" с артикулом 10043. Т.е артикул характеризует конкретную модель юбки. Но эта юбка может быть в разных цветах (однотонных) а также может быть с узором (т.е два цвета). Если клиент заказывает товар с артикулом 10043 "Юбка 1" то цвет, наличие узора, размер - это всего лишь характеристики товара которые помогают его идентифицировать. Зачем тогда создавать разные карточки товара только из-за того что есть узор</text:span></text:p>
      <text:p text:style-name="P12"><text:span text:style-name="T40">[27.05.2014 11:14:53] Mazitov Evgeny</text:span><text:span text:style-name="T16">: Товаров всегда будет очень мало. И этим юбкам можно дать разное название и понимать какой товар человек заказывает по названию. </text:span></text:p>
      <text:p text:style-name="P12"><text:span text:style-name="T16"/></text:p>
      <text:p text:style-name="P12"><text:span text:style-name="T16">А разносить одинаковые товары по модели, но с разными цвета - полосаты и одноцветный в разные карточки это вопрос философский:) Мы решили да по 2 причинам:</text:span></text:p>
      <text:p text:style-name="P12"><text:span text:style-name="T16"/></text:p>
      <text:p text:style-name="P12"><text:span text:style-name="T16">1) Товара мало вообще и хорошо, что карточек будет больше. </text:span></text:p>
      <text:p text:style-name="P12"><text:span text:style-name="T16"/></text:p>
      <text:p text:style-name="P12"><text:span text:style-name="T16">2) Если цвет по умолчанию стоит красный, а на выбор есть еще и в звездочку, но мы не можем донести эту информацию через маленький кружок - пользователь не узнает, если не клиенет. А так в каталоге сразу будет видно.</text:span></text:p>
      <text:p text:style-name="P12"><text:span text:style-name="T40">[27.05.2014 11:15:37] andronati</text:span><text:span text:style-name="T16">: согласен»</text:span></text:p>
      <text:p text:style-name="P18"><text:span text:style-name="T25"/></text:p>
      <text:list xml:id="list21654922" text:style-name="L1">
        <text:list-item>
          <text:p text:style-name="P19"><text:span text:style-name="T8">Цвет</text:span><text:span text:style-name="T11">. </text:span><text:span text:style-name="T28">Просто вписывать номер цвета, </text:span><text:span text:style-name="T43">RGB-</text:span><text:span text:style-name="T28">код. Например #D7D7D7.</text:span><text:span text:style-name="T21"> </text:span><text:span text:style-name="T11">При указании цвета нужно выбрать необходимый из доступной палитры цветов а также, я думаю, что желательно еще прописать текстом название этого цвета, чтобы отображать это название при наведении курсора мыши на соответствующий круг (html-тег title) . </text:span><text:span text:style-name="T5">Укажите если я не прав</text:span><text:span text:style-name="T11">.<text:line-break/><text:line-break/></text:span><text:span text:style-name="T21">Правило: </text:span><text:span text:style-name="T44">Сначала цвет/</text:span><text:span text:style-name="T45">print </text:span><text:span text:style-name="T44">потом размер</text:span><text:span text:style-name="T21">. </text:span><text:span text:style-name="T16">Поэтому </text:span>в дизайне сайта нужно предусмотреть ситуацию, когда не все <text:span text:style-name="T16">размеры</text:span> доступны для указанного <text:span text:style-name="T16">цвета/</text:span><text:span text:style-name="T41">print-</text:span><text:span text:style-name="T16">а</text:span> <text:span text:style-name="T16">определенного</text:span> товара. Например, <text:s/>для товара «СВИТЕР PINK MOOD IN <text:s/>MY STRIPES» см (см. <text:a xlink:type="simple" xlink:href="http://cl.ly/image/0X2k1T2m1V0h/o" text:style-name="Internet_20_link" text:visited-style-name="Visited_20_Internet_20_Link">card</text:a>), для размера <text:span text:style-name="T1">M</text:span> в наличии (доступен для заказа) есть все цвета кроме ярко-коричневого. Нужно предусмотреть эту ситуацию, и соответственно не позволять пользователю выбрать товар, который в данный момент отсутствует в этом размере/цвете. Т.е как мы получаем не полное отсутствие товара а частичное.<text:span text:style-name="T11"><text:line-break/></text:span></text:p>
        </text:list-item>
        <text:list-item>
          <text:p text:style-name="P17"><text:span text:style-name="T8">Цена</text:span><text:span text:style-name="T11">. Цена указана только в рублях, конвертации в другие валюты не будет. </text:span>Зачем перечеркнутая цена? Насколько я понимаю это старая цена, тогда новая цена сформирована в следствии распродажи или акции. Но я нигде не видел на сайте упоминаний о акциях и распродажах (с соответствующим маркером) а поэтому пришел к выводу что их не будет, по крайней мере сейчас, на первом этапе разработки. Поэтому предлагаю убрать эту перечеркнутую цену дабы упросить сайт и ускорить его разработку, и пока не делать ни акций ни распродаж. Если нужно — просто изменить цену на новую из админки. <text:span text:style-name="T3">- Хорошо</text:span></text:p>
        </text:list-item>
      </text:list>
      <text:p text:style-name="P2"><text:soft-page-break/></text:p>
      <text:p text:style-name="P2">Дополнительные вопросы:</text:p>
      <text:p text:style-name="P2"/>
      <text:p text:style-name="P2">а вот некоторые товары выделены желтым. почему?</text:p>
      <text:p text:style-name="P2"/>
      <text:p text:style-name="P3">В случае, когда товара нету в наличии мы показываем пользователю кнопку «сообщить о поступлении. Смысл понятен, не нашел соответствующей формы и опишите что будет происходить при нажатии этой кнопки? Всплывающее окно с ajax-формой? <text:span text:style-name="T3">- Запросил у дизайнера форму.</text:span></text:p>
      <text:p text:style-name="P2"/>
      <text:p text:style-name="P3">ВАС ТАКЖЕ МОЖЕТ ЗАИНТЕРЕСОВАТЬ. По какому принципу товары будут добавляться в этот блок? Автоматически, если да то по какому принципу: товары с этой же группы с ценой + - xxxx рублей... Или же вручную, из адмики, на отдельной странице? Опишите.</text:p>
      <text:p text:style-name="P9">Вручную</text:p>
      <text:p text:style-name="P2"/>
      <text:p text:style-name="P3">Еще, важный вопрос: какое количество товара будет на сайте в целом и в каждой группе в среднем. Укажите примерное число: сотни, тысячи... Это важно, поскольку определяет способ управления ценами в админке, если товаров будут тысячи позиций то редактирование цен нужно выводить в отдельное меню, это упростит управление ценами если нужно в один клик изменить цену в % или на определенную сумму для нескольких сотен позиций.</text:p>
      <text:p text:style-name="P9">Я писал уже, менее десятка на категорию.</text:p>
      <text:p text:style-name="P2"/>
      <text:p text:style-name="P6">НОВОСТИ</text:p>
      <text:list xml:id="list2053084281473383337" text:style-name="L3">
        <text:list-item>
          <text:p text:style-name="P16">Какое к-во новостей отображаем по умолчанию?<text:span text:style-name="T15"> - </text:span><text:span text:style-name="T3">6</text:span></text:p>
        </text:list-item>
        <text:list-item>
          <text:p text:style-name="P16">Какое максимальное к-во символов символов отображаем в preview статьи? - <text:span text:style-name="T3">50 заголовок / 120 текст</text:span></text:p>
        </text:list-item>
        <text:list-item>
          <text:p text:style-name="P16">На странице <text:a xlink:type="simple" xlink:href="http://cl.ly/image/362G3h463W2f/o" text:style-name="Internet_20_link" text:visited-style-name="Visited_20_Internet_20_Link">news</text:a>, внизу, дизайнером предусмотрено два способа показать предыдущие статьи: ajax-сом больше новостей и обычный pagination. Какой из способов выбрать? - <text:span text:style-name="T3">аякс</text:span></text:p>
        </text:list-item>
      </text:list>
      <text:p text:style-name="P2"/>
      <text:p text:style-name="P6">ОБЩИЕ ВОПРОСЫ</text:p>
      <text:list xml:id="list21645456" text:style-name="L1">
        <text:list-item>
          <text:p text:style-name="P20">кабинет пользователя пока не делаем, предлагаю сделать его позже;</text:p>
        </text:list-item>
        <text:list-item>
          <text:p text:style-name="P17">SEO-модуль для каталога товаров и сайта в целом тоже не делаем на первом этапе, предлагаю его сделать позже, после приема заказов и корзины, когда сайт запуститься;</text:p>
        </text:list-item>
        <text:list-item>
          <text:p text:style-name="P17">SEO-оптимизацию для статей тоже пока не делаем, после запуска;</text:p>
        </text:list-item>
      </text:list>
      <text:p text:style-name="P2"/>
      <text:p text:style-name="P6">О ДИЗАЙНЕРЕ, КОНТАКТЫ, ФРАНЧАЙЗИНГ, ОПЛАТА, ДОСТАВКА, ВОЗВРАТ </text:p>
      <text:p text:style-name="P2">Для первого запуска сайта предлагаю хардкодить эти страницы, делаем обычную статику с текстом клиента, сэкономим время. В дальнейшем в админке сделаю отдельный раздел - «Статические страницы» <text:span text:style-name="T3">-хорошо</text:span></text:p>
      <text:p text:style-name="P2"/>
      <text:p text:style-name="P6">ГЛАВНАЯ СТРАНИЦА</text:p>
      <text:list xml:id="list21631779" text:style-name="L1">
        <text:list-item>
          <text:p text:style-name="P14">слайдер и краткое описание сайта/бренда предлагаю захардкодить, позже выведу в отдельное меню в админке. Сейчас важен запуск сайта. - <text:span text:style-name="T3">Хорошо</text:span></text:p>
        </text:list-item>
        <text:list-item>
          <text:p text:style-name="P17"><text:soft-page-break/>ЛУЧШИЕ ПРЕДЛОЖЕНИЯ МАРТА — по какому принципу выводить эти товары? Автоматически или их нужно указывать в адмике? А также какое к-во товаров по умолчанию, подгрузка товаров ajax-ом или обычный pagination?</text:p>
        </text:list-item>
      </text:list>
      <text:p text:style-name="P7"><text:span text:style-name="T15">Назначаются вручную. 6</text:span> </text:p>
      <text:p text:style-name="P2"/>
      <text:p text:style-name="P6">ЭТАПЫ РАЗРАБОТКИ</text:p>
      <text:list xml:id="list21633640" text:style-name="L1">
        <text:list-item>
          <text:p text:style-name="P14">Написать спецификацию, выяснить все характеристики сайта, ответы на вопросы, уточнения;</text:p>
        </text:list-item>
        <text:list-item>
          <text:p text:style-name="P14">Разработка макетов административной части;</text:p>
        </text:list-item>
        <text:list-item>
          <text:p text:style-name="P14">Разработка структуры базы данных, внесение тестовых данных, написание и тестирование основных запросов отвечающих за бизнес логику;</text:p>
        </text:list-item>
        <text:list-item>
          <text:p text:style-name="P14">Программирование Админка::Каталог товаров;</text:p>
        </text:list-item>
        <text:list-item>
          <text:p text:style-name="P14">Программирование Фронтенд::Каталог товаров, <text:span text:style-name="T14">Фронтенд:Корзина;</text:span></text:p>
        </text:list-item>
        <text:list-item>
          <text:p text:style-name="P14"><text:span text:style-name="T14">Программирование Админка::Заказы</text:span>;</text:p>
        </text:list-item>
        <text:list-item>
          <text:p text:style-name="P14">Программирование Админка::Новости, Фронтенд::Новости;</text:p>
        </text:list-item>
        <text:list-item>
          <text:p text:style-name="P14">Статические страницы.</text:p>
        </text:list-item>
      </text:list>
      <text:p text:style-name="P2"/>
      <text:p text:style-name="P2"/>
      <text:p text:style-name="P2">Сроки: Планируем за две недели запустить, если не программировать зачеркнутые пункты. Их можно доделать уже после первого старта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" svg:font-family="Times"/>
    <style:font-face style:name="Trebuchet MS" svg:font-family="'Trebuchet MS'"/>
    <style:font-face style:name="Trebuchet MS1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Oleg Zadorozhnyi</meta:initial-creator>
    <dc:date>2014-05-29T03:01:03.35</dc:date>
    <dc:creator>Oleg Zadorozhnyi</dc:creator>
    <meta:editing-duration>PT1H12M9S</meta:editing-duration>
    <meta:editing-cycles>29</meta:editing-cycles>
    <meta:document-statistic meta:table-count="1" meta:image-count="0" meta:object-count="0" meta:page-count="5" meta:paragraph-count="98" meta:word-count="1542" meta:character-count="10312"/>
  </office:meta>
</office:document-meta>
</file>